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6043in"/>
    </style:style>
    <style:style style:name="co2" style:family="table-column">
      <style:table-column-properties fo:break-before="auto" style:column-width="0.3425in"/>
    </style:style>
    <style:style style:name="co3" style:family="table-column">
      <style:table-column-properties fo:break-before="auto" style:column-width="0.5016in"/>
    </style:style>
    <style:style style:name="co4" style:family="table-column">
      <style:table-column-properties fo:break-before="auto" style:column-width="1.0638in"/>
    </style:style>
    <style:style style:name="co5" style:family="table-column">
      <style:table-column-properties fo:break-before="auto" style:column-width="0.3228in"/>
    </style:style>
    <style:style style:name="co6" style:family="table-column">
      <style:table-column-properties fo:break-before="auto" style:column-width="0.2374in"/>
    </style:style>
    <style:style style:name="co7" style:family="table-column">
      <style:table-column-properties fo:break-before="auto" style:column-width="0.897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font-size="28pt" style:font-size-asian="28pt" style:font-size-complex="28pt"/>
    </style:style>
    <style:style style:name="ce2" style:family="table-cell" style:parent-style-name="Default">
      <style:table-cell-properties fo:background-color="#ff0000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d7d7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a6a6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6d6d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10d0c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00a933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dde8cb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afd095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77bc65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3faf46"/>
      <style:text-properties fo:font-size="14pt" style:font-size-asian="14pt" style:font-size-complex="14pt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63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ff0000" fo:font-size="14pt" style:font-size-asian="14pt" style:font-size-complex="14pt"/>
    </style:style>
    <style:style style:name="ce57" style:family="table-cell" style:parent-style-name="Default">
      <style:table-cell-properties fo:background-color="#000000" fo:border="0.74pt solid #ffffff"/>
      <style:text-properties fo:color="#ff0000" fo:font-size="14pt" style:font-size-asian="14pt" style:font-size-complex="14pt"/>
    </style:style>
    <style:style style:name="ce65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ffff00" fo:font-size="14pt" style:font-size-asian="14pt" style:font-size-complex="14pt"/>
    </style:style>
    <style:style style:name="ce59" style:family="table-cell" style:parent-style-name="Default">
      <style:table-cell-properties fo:background-color="#000000" fo:border="0.74pt solid #ffffff"/>
      <style:text-properties fo:color="#ffff00" fo:font-size="14pt" style:font-size-asian="14pt" style:font-size-complex="14pt"/>
    </style:style>
    <style:style style:name="ce67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2a6099" fo:font-size="14pt" style:font-size-asian="14pt" style:font-size-complex="14pt"/>
    </style:style>
    <style:style style:name="ce61" style:family="table-cell" style:parent-style-name="Default">
      <style:table-cell-properties fo:background-color="#000000" fo:border="0.74pt solid #ffffff"/>
      <style:text-properties fo:color="#2a6099" fo:font-size="14pt" style:font-size-asian="14pt" style:font-size-complex="14pt"/>
    </style:style>
    <style:style style:name="ce69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00a933" fo:font-size="14pt" style:font-size-asian="14pt" style:font-size-complex="14pt"/>
    </style:style>
    <style:style style:name="ce64" style:family="table-cell" style:parent-style-name="Default">
      <style:table-cell-properties fo:background-color="#000000" fo:border="0.74pt solid #ffffff"/>
      <style:text-properties fo:color="#00a933" fo:font-size="14pt" style:font-size-asian="14pt" style:font-size-complex="14pt"/>
    </style:style>
    <style:style style:name="ce7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ffd7d7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ff6d6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f10d0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00a933" style:text-align-source="fix" style:repeat-content="false"/>
      <style:paragraph-properties fo:text-align="start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2a6099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dee6ef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b4c7dc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729fcf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5983b0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ffffd7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a6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ff6d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ff38"/>
      <style:text-properties fo:font-size="14pt" style:font-size-asian="14pt" style:font-size-complex="14pt"/>
    </style:style>
    <style:style style:name="ce92" style:family="table-cell" style:parent-style-name="Default">
      <style:table-cell-properties fo:background-color="#1c1c1c" style:text-align-source="fix" style:repeat-content="false" fo:border="0.74pt solid #ffffff" style:vertical-align="middle"/>
      <style:paragraph-properties fo:text-align="center"/>
      <style:text-properties fo:color="#ff0000" fo:font-size="14pt" style:font-size-asian="14pt" style:font-size-complex="14pt"/>
    </style:style>
    <style:style style:name="ce91" style:family="table-cell" style:parent-style-name="Default">
      <style:table-cell-properties fo:background-color="#1c1c1c" fo:border="0.74pt solid #ffffff"/>
      <style:text-properties fo:color="#ff0000" fo:font-size="14pt" style:font-size-asian="14pt" style:font-size-complex="14pt"/>
    </style:style>
    <style:style style:name="ce94" style:family="table-cell" style:parent-style-name="Default">
      <style:table-cell-properties fo:background-color="#1c1c1c" style:text-align-source="fix" style:repeat-content="false" fo:border="0.74pt solid #ffffff" style:vertical-align="middle"/>
      <style:paragraph-properties fo:text-align="center"/>
      <style:text-properties fo:color="#ffff00" fo:font-size="14pt" style:font-size-asian="14pt" style:font-size-complex="14pt"/>
    </style:style>
    <style:style style:name="ce95" style:family="table-cell" style:parent-style-name="Default">
      <style:table-cell-properties fo:background-color="#1c1c1c" fo:border="0.74pt solid #ffffff"/>
      <style:text-properties fo:color="#ffff00" fo:font-size="14pt" style:font-size-asian="14pt" style:font-size-complex="14pt"/>
    </style:style>
    <style:style style:name="ce96" style:family="table-cell" style:parent-style-name="Default">
      <style:table-cell-properties fo:background-color="#1c1c1c" style:text-align-source="fix" style:repeat-content="false" fo:border="0.74pt solid #ffffff" style:vertical-align="middle"/>
      <style:paragraph-properties fo:text-align="center"/>
      <style:text-properties fo:color="#2a6099" fo:font-size="14pt" style:font-size-asian="14pt" style:font-size-complex="14pt"/>
    </style:style>
    <style:style style:name="ce99" style:family="table-cell" style:parent-style-name="Default">
      <style:table-cell-properties fo:background-color="#1c1c1c" fo:border="0.74pt solid #ffffff"/>
      <style:text-properties fo:color="#2a6099" fo:font-size="14pt" style:font-size-asian="14pt" style:font-size-complex="14pt"/>
    </style:style>
    <style:style style:name="ce98" style:family="table-cell" style:parent-style-name="Default">
      <style:table-cell-properties fo:background-color="#1c1c1c" style:text-align-source="fix" style:repeat-content="false" fo:border="0.74pt solid #ffffff" style:vertical-align="middle"/>
      <style:paragraph-properties fo:text-align="center"/>
      <style:text-properties fo:color="#00a933" fo:font-size="14pt" style:font-size-asian="14pt" style:font-size-complex="14pt"/>
    </style:style>
    <style:style style:name="ce101" style:family="table-cell" style:parent-style-name="Default">
      <style:table-cell-properties fo:background-color="#1c1c1c" fo:border="0.74pt solid #ffffff"/>
      <style:text-properties fo:color="#00a933" fo:font-size="14pt" style:font-size-asian="14pt" style:font-size-complex="14pt"/>
    </style:style>
    <style:style style:name="ce28" style:family="table-cell" style:parent-style-name="Default">
      <style:table-cell-properties fo:background-color="#2a6099" style:text-align-source="fix" style:repeat-content="false"/>
      <style:paragraph-properties fo:text-align="start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5983b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#ffff6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ffff38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10" style:family="table-cell" style:parent-style-name="Default">
      <style:table-cell-properties fo:border-bottom="none" fo:background-color="#000000" fo:border-left="0.74pt solid #ffffff" fo:border-right="none" fo:border-top="none"/>
      <style:text-properties fo:color="#ff0000" fo:font-size="14pt" style:font-size-asian="14pt" style:font-size-complex="14pt"/>
    </style:style>
    <style:style style:name="ce111" style:family="table-cell" style:parent-style-name="Default">
      <style:table-cell-properties fo:border-bottom="none" fo:background-color="#000000" style:text-align-source="fix" style:repeat-content="false" fo:border-left="0.74pt solid #ffffff" fo:border-right="none" fo:border-top="none" style:vertical-align="middle"/>
      <style:paragraph-properties fo:text-align="center"/>
      <style:text-properties fo:color="#ffff00" fo:font-size="14pt" style:font-size-asian="14pt" style:font-size-complex="14pt"/>
    </style:style>
    <style:style style:name="ce112" style:family="table-cell" style:parent-style-name="Default">
      <style:table-cell-properties fo:border-bottom="none" fo:background-color="#000000" fo:border-left="0.74pt solid #ffffff" fo:border-right="none" fo:border-top="none"/>
      <style:text-properties fo:color="#ffff00" fo:font-size="14pt" style:font-size-asian="14pt" style:font-size-complex="14pt"/>
    </style:style>
    <style:style style:name="ce113" style:family="table-cell" style:parent-style-name="Default">
      <style:table-cell-properties fo:border-bottom="none" fo:background-color="#000000" style:text-align-source="fix" style:repeat-content="false" fo:border-left="0.74pt solid #ffffff" fo:border-right="none" fo:border-top="none" style:vertical-align="middle"/>
      <style:paragraph-properties fo:text-align="center"/>
      <style:text-properties fo:color="#2a6099" fo:font-size="14pt" style:font-size-asian="14pt" style:font-size-complex="14pt"/>
    </style:style>
    <style:style style:name="ce114" style:family="table-cell" style:parent-style-name="Default">
      <style:table-cell-properties fo:border-bottom="none" fo:background-color="#000000" fo:border-left="0.74pt solid #ffffff" fo:border-right="none" fo:border-top="none"/>
      <style:text-properties fo:color="#2a6099" fo:font-size="14pt" style:font-size-asian="14pt" style:font-size-complex="14pt"/>
    </style:style>
    <style:style style:name="ce115" style:family="table-cell" style:parent-style-name="Default">
      <style:table-cell-properties fo:border-bottom="none" fo:background-color="#000000" style:text-align-source="fix" style:repeat-content="false" fo:border-left="0.74pt solid #ffffff" fo:border-right="none" fo:border-top="none" style:vertical-align="middle"/>
      <style:paragraph-properties fo:text-align="center"/>
      <style:text-properties fo:color="#00a933" fo:font-size="14pt" style:font-size-asian="14pt" style:font-size-complex="14pt"/>
    </style:style>
    <style:style style:name="ce116" style:family="table-cell" style:parent-style-name="Default">
      <style:table-cell-properties fo:border-bottom="none" fo:background-color="#000000" fo:border-left="0.74pt solid #ffffff" fo:border-right="none" fo:border-top="none"/>
      <style:text-properties fo:color="#00a933" fo:font-size="14pt" style:font-size-asian="14pt" style:font-size-complex="14pt"/>
    </style:style>
    <style:style style:name="ce131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118" style:family="table-cell" style:parent-style-name="Default">
      <style:table-cell-properties fo:border-bottom="0.74pt solid #ffffff" fo:background-color="#000000" fo:border-left="0.74pt solid #ffffff" fo:border-right="none" fo:border-top="0.74pt solid #ffffff"/>
      <style:text-properties fo:font-size="14pt" style:font-size-asian="14pt" style:font-size-complex="14pt"/>
    </style:style>
    <style:style style:name="ce119" style:family="table-cell" style:parent-style-name="Default">
      <style:table-cell-properties fo:border-bottom="0.74pt solid #ffffff" fo:background-color="#000000" style:text-align-source="fix" style:repeat-content="false" fo:border-left="0.74pt solid #ffffff" fo:border-right="none" fo:border-top="0.74pt solid #ffffff"/>
      <style:paragraph-properties fo:text-align="center" fo:margin-left="0in"/>
      <style:text-properties fo:font-size="14pt" style:font-size-asian="14pt" style:font-size-complex="14pt"/>
    </style:style>
    <style:style style:name="ce120" style:family="table-cell" style:parent-style-name="Default">
      <style:table-cell-properties fo:border-bottom="0.74pt solid #ffffff" fo:background-color="#000000" style:text-align-source="fix" style:repeat-content="false" fo:border-left="0.74pt solid #ffffff" fo:border-right="none" fo:border-top="0.74pt solid #ffffff" style:vertical-align="middle"/>
      <style:paragraph-properties fo:text-align="center"/>
      <style:text-properties fo:font-size="14pt" style:font-size-asian="14pt" style:font-size-complex="14pt"/>
    </style:style>
    <style:style style:name="ce135" style:family="table-cell" style:parent-style-name="Default">
      <style:table-cell-properties fo:background-color="#000000" fo:border="none"/>
      <style:text-properties fo:font-size="14pt" style:font-size-asian="14pt" style:font-size-complex="14pt"/>
    </style:style>
    <style:style style:name="ce122" style:family="table-cell" style:parent-style-name="Default">
      <style:table-cell-properties fo:border-bottom="0.74pt solid #ffffff" fo:background-color="#000000" fo:border-left="none" fo:border-right="none" fo:border-top="0.74pt solid #ffffff"/>
      <style:text-properties fo:font-size="14pt" style:font-size-asian="14pt" style:font-size-complex="14pt"/>
    </style:style>
    <style:style style:name="ce123" style:family="table-cell" style:parent-style-name="Default">
      <style:table-cell-properties fo:border-bottom="0.74pt solid #ffffff" fo:background-color="#000000" fo:border-left="none" fo:border-right="0.74pt solid #ffffff" fo:border-top="0.74pt solid #ffffff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6" table:default-cell-style-name="ce1"/>
        <table:table-column table:style-name="co7" table:number-columns-repeated="7" table:default-cell-style-name="ce1"/>
        <table:table-column table:style-name="co8" table:number-columns-repeated="1005" table:default-cell-style-name="ce1"/>
        <table:table-row table:style-name="ro1">
          <table:table-cell office:value-type="string" calcext:value-type="string">
            <text:p>Name:</text:p>
          </table:table-cell>
          <table:table-cell table:number-columns-repeated="5"/>
          <table:table-cell office:value-type="string" calcext:value-type="string">
            <text:p>BONUSES:</text:p>
          </table:table-cell>
          <table:table-cell table:number-columns-repeated="5"/>
          <table:table-cell office:value-type="string" calcext:value-type="string">
            <text:p>PENALTIES:</text:p>
          </table:table-cell>
          <table:table-cell table:number-columns-repeated="1011"/>
        </table:table-row>
        <table:table-row table:style-name="ro1">
          <table:table-cell table:style-name="ce44" office:value-type="string" calcext:value-type="string" table:number-columns-spanned="5" table:number-rows-spanned="3">
            <text:p>Satoshi Nakamoto</text:p>
          </table:table-cell>
          <table:covered-table-cell table:number-columns-repeated="4"/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covered-table-cell table:number-columns-repeated="5"/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covered-table-cell table:number-columns-repeated="5"/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 table:number-rows-repeated="2">
          <table:table-cell table:number-columns-repeated="6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2" office:value-type="string" calcext:value-type="string">
            <text:p>BODY</text:p>
          </table:table-cell>
          <table:table-cell table:style-name="ce22" table:formula="of:=[.B8]+[.B9]+[.B10]+[.B11]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MIND</text:p>
          </table:table-cell>
          <table:table-cell table:style-name="ce28" table:formula="of:=[.E8]+[.E9]+[.E10]+[.E11]" office:value-type="float" office:value="1" calcext:value-type="float">
            <text:p>1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3" office:value-type="string" calcext:value-type="string">
            <text:p>Finesse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Craft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4" office:value-type="string" calcext:value-type="string">
            <text:p>Grit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Deduction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5" office:value-type="string" calcext:value-type="string">
            <text:p>Vigor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Deception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6" office:value-type="string" calcext:value-type="string">
            <text:p>Martial Weapons</text:p>
          </table:table-cell>
          <table:table-cell table:style-name="ce26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Technology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/>
          <table:table-cell table:style-name="ce27"/>
          <table:table-cell table:number-columns-repeated="4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12" office:value-type="string" calcext:value-type="string">
            <text:p>PERSONALITY</text:p>
          </table:table-cell>
          <table:table-cell table:style-name="ce33" table:formula="of:=[.B14]+[.B15]+[.B16]+[.B17]" office:value-type="float" office:value="2" calcext:value-type="float">
            <text:p>2</text:p>
          </table:table-cell>
          <table:table-cell/>
          <table:table-cell table:style-name="ce17" office:value-type="string" calcext:value-type="string">
            <text:p>MAGIC</text:p>
          </table:table-cell>
          <table:table-cell table:style-name="ce38" table:formula="of:=[.E14]+[.E15]+[.E16]+[.E17]" office:value-type="float" office:value="5" calcext:value-type="float">
            <text:p>5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13" office:value-type="string" calcext:value-type="string">
            <text:p>Appearance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Chaotic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14" office:value-type="string" calcext:value-type="string">
            <text:p>Intimidation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Neutral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15" office:value-type="string" calcext:value-type="string">
            <text:p>Negotiation</text:p>
          </table:table-cell>
          <table:table-cell table:style-name="ce36"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Peaceful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table:style-name="ce119"/>
          <table:table-cell table:style-name="ce122" table:number-columns-repeated="3"/>
          <table:table-cell table:style-name="ce123"/>
          <table:table-cell/>
          <table:table-cell table:style-name="ce119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16" office:value-type="string" calcext:value-type="string">
            <text:p>Swagger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Theory</text:p>
          </table:table-cell>
          <table:table-cell table:style-name="ce42" office:value-type="float" office:value="2" calcext:value-type="float">
            <text:p>2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/>
          <table:table-cell table:style-name="ce27"/>
          <table:table-cell table:number-columns-repeated="4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27" office:value-type="string" calcext:value-type="string">
            <text:p>Total Skill Points:</text:p>
          </table:table-cell>
          <table:table-cell table:style-name="ce27" table:formula="of:=[.B7]+[.B13]+[.E7]+[.E13]" office:value-type="float" office:value="14" calcext:value-type="float">
            <text:p>14</text:p>
          </table:table-cell>
          <table:table-cell/>
          <table:table-cell table:style-name="ce27" office:value-type="string" calcext:value-type="string">
            <text:p>Level: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/>
          <table:table-cell table:style-name="ce27"/>
          <table:table-cell table:number-columns-repeated="4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number-columns-repeated="2"/>
          <table:table-cell table:style-name="ce27" office:value-type="string" calcext:value-type="string">
            <text:p>MAX</text:p>
          </table:table-cell>
          <table:table-cell table:style-name="ce27" office:value-type="string" calcext:value-type="string">
            <text:p>Current</text:p>
          </table:table-cell>
          <table:table-cell/>
          <table:table-cell table:style-name="ce27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63" office:value-type="string" calcext:value-type="string" table:number-columns-spanned="2" table:number-rows-spanned="2">
            <text:p>HIT POINTS:</text:p>
          </table:table-cell>
          <table:covered-table-cell table:style-name="ce57"/>
          <table:table-cell table:style-name="ce63" table:formula="of:=[.B7]+2" office:value-type="float" office:value="8" calcext:value-type="float" table:number-columns-spanned="1" table:number-rows-spanned="2">
            <text:p>8</text:p>
          </table:table-cell>
          <table:table-cell table:style-name="ce92" office:value-type="float" office:value="8" calcext:value-type="float" table:number-columns-spanned="2" table:number-rows-spanned="2">
            <text:p>8</text:p>
          </table:table-cell>
          <table:covered-table-cell table:style-name="ce92"/>
          <table:table-cell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1004"/>
          <table:table-cell table:style-name="Default" table:number-columns-repeated="3"/>
        </table:table-row>
        <table:table-row table:style-name="ro1">
          <table:covered-table-cell table:number-columns-repeated="3" table:style-name="ce57"/>
          <table:covered-table-cell table:number-columns-repeated="2" table:style-name="ce91"/>
          <table:table-cell table:style-name="ce110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1005"/>
          <table:table-cell table:style-name="Default" table:number-columns-repeated="2"/>
        </table:table-row>
        <table:table-row table:style-name="ro1">
          <table:table-cell table:style-name="ce65" office:value-type="string" calcext:value-type="string" table:number-columns-spanned="2" table:number-rows-spanned="2">
            <text:p>MAGIC POINTS:</text:p>
          </table:table-cell>
          <table:covered-table-cell table:style-name="ce59"/>
          <table:table-cell table:style-name="ce65" table:formula="of:=[.E13]" office:value-type="float" office:value="5" calcext:value-type="float" table:number-columns-spanned="1" table:number-rows-spanned="2">
            <text:p>5</text:p>
          </table:table-cell>
          <table:table-cell table:style-name="ce94" office:value-type="float" office:value="5" calcext:value-type="float" table:number-columns-spanned="2" table:number-rows-spanned="2">
            <text:p>5</text:p>
          </table:table-cell>
          <table:covered-table-cell table:style-name="ce94"/>
          <table:table-cell table:style-name="ce111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1005"/>
          <table:table-cell table:style-name="Default" table:number-columns-repeated="2"/>
        </table:table-row>
        <table:table-row table:style-name="ro1">
          <table:covered-table-cell table:number-columns-repeated="3" table:style-name="ce59"/>
          <table:covered-table-cell table:number-columns-repeated="2" table:style-name="ce95"/>
          <table:table-cell table:style-name="ce112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1005"/>
          <table:table-cell table:style-name="Default" table:number-columns-repeated="2"/>
        </table:table-row>
        <table:table-row table:style-name="ro1">
          <table:table-cell table:style-name="ce67" office:value-type="string" calcext:value-type="string" table:number-columns-spanned="2" table:number-rows-spanned="2">
            <text:p>INTUITION POINTS:</text:p>
          </table:table-cell>
          <table:covered-table-cell table:style-name="ce61"/>
          <table:table-cell table:style-name="ce67" table:formula="of:=ROUNDDOWN([.E7]/5)" office:value-type="float" office:value="0" calcext:value-type="float" table:number-columns-spanned="1" table:number-rows-spanned="2">
            <text:p>0</text:p>
          </table:table-cell>
          <table:table-cell table:style-name="ce96" office:value-type="float" office:value="0" calcext:value-type="float" table:number-columns-spanned="2" table:number-rows-spanned="2">
            <text:p>0</text:p>
          </table:table-cell>
          <table:covered-table-cell table:style-name="ce96"/>
          <table:table-cell table:style-name="ce113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1005"/>
          <table:table-cell table:style-name="Default" table:number-columns-repeated="2"/>
        </table:table-row>
        <table:table-row table:style-name="ro1">
          <table:covered-table-cell table:number-columns-repeated="3" table:style-name="ce61"/>
          <table:covered-table-cell table:number-columns-repeated="2" table:style-name="ce99"/>
          <table:table-cell table:style-name="ce114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1005"/>
          <table:table-cell table:style-name="Default" table:number-columns-repeated="2"/>
        </table:table-row>
        <table:table-row table:style-name="ro1">
          <table:table-cell table:style-name="ce69" office:value-type="string" calcext:value-type="string" table:number-columns-spanned="2" table:number-rows-spanned="2">
            <text:p>FAVOR POINTS:</text:p>
          </table:table-cell>
          <table:covered-table-cell table:style-name="ce64"/>
          <table:table-cell table:style-name="ce69" table:formula="of:=ROUNDDOWN([.B13]/2)" office:value-type="float" office:value="1" calcext:value-type="float" table:number-columns-spanned="1" table:number-rows-spanned="2">
            <text:p>1</text:p>
          </table:table-cell>
          <table:table-cell table:style-name="ce98" office:value-type="float" office:value="1" calcext:value-type="float" table:number-columns-spanned="2" table:number-rows-spanned="2">
            <text:p>1</text:p>
          </table:table-cell>
          <table:covered-table-cell table:style-name="ce98"/>
          <table:table-cell table:style-name="ce115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1005"/>
          <table:table-cell table:style-name="Default" table:number-columns-repeated="2"/>
        </table:table-row>
        <table:table-row table:style-name="ro1">
          <table:covered-table-cell table:number-columns-repeated="3" table:style-name="ce64"/>
          <table:covered-table-cell table:number-columns-repeated="2" table:style-name="ce101"/>
          <table:table-cell table:style-name="ce116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1005"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ce131"/>
          <table:table-cell table:style-name="ce135" table:number-columns-repeated="3"/>
          <table:table-cell table:number-columns-repeated="1012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6"/>
          <table:table-cell table:style-name="Default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31"/>
          <table:covered-table-cell table:number-columns-repeated="3" table:style-name="ce135"/>
          <table:covered-table-cell table:number-columns-repeated="8"/>
          <table:table-cell table:number-columns-repeated="1007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18:38:45.244179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8T02:17:20.377000000</meta:creation-date>
    <dc:date>2021-03-26T18:42:34.164524172</dc:date>
    <meta:editing-duration>PT18M19S</meta:editing-duration>
    <meta:editing-cycles>4</meta:editing-cycles>
    <meta:generator>LibreOffice/7.1.1.2$Linux_X86_64 LibreOffice_project/10$Build-2</meta:generator>
    <meta:document-statistic meta:table-count="1" meta:cell-count="62" meta:object-count="0"/>
  </office:meta>
</office:document-meta>
</file>